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 office:value-type="string" table:number-columns-spanned="1" table:number-rows-spanned="2">
            <text:p>PERL</text:p>
          </table:table-cell>
          <table:table-cell office:value-type="string">
            <text:p>HDDCRP (reported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?</text:p>
          </table:table-cell>
        </table:table-row>
        <table:table-row table:style-name="ro1">
          <table:covered-table-cell/>
          <table:table-cell office:value-type="string">
            <text:p>HDDCRP (actual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string">
            <text:p>HDDCRP (actual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6]+[.H6]+[.K6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actual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10/18/2017</text:date>, <text:time>21:2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8T21:29:24</dc:date>
    <meta:editing-duration>PT4H29M13S</meta:editing-duration>
    <meta:editing-cycles>17</meta:editing-cycles>
    <meta:generator>OpenOffice/4.1.2$Unix OpenOffice.org_project/412m3$Build-9782</meta:generator>
    <meta:document-statistic meta:table-count="3" meta:cell-count="65" meta:object-count="0"/>
  </office:meta>
</office:document-meta>
</file>